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6cd0" officeooo:paragraph-rsid="001f6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Ilett: URP Portals</text:p>
      <text:p text:style-name="P1"><text:a xlink:type="simple" xlink:href="https://github.com/daniel-ilett/portals-urp" text:style-name="Internet_20_link" text:visited-style-name="Visited_20_Internet_20_Link">https://github.com/daniel-ilett/portals-urp</text:a> </text:p>
      <text:p text:style-name="P1"/>
      <text:p text:style-name="P1">Daniel Ilett: Halftone Shader</text:p>
      <text:p text:style-name="P1"><text:a xlink:type="simple" xlink:href="https://www.youtube.com/watch?v=3iZrZrEWQuA" text:style-name="Internet_20_link" text:visited-style-name="Visited_20_Internet_20_Link">https://www.youtube.com/watch?v=3iZrZrEWQuA</text:a> </text:p>
      <text:p text:style-name="P1"/>
      <text:p text:style-name="P1">Mohertz: Gruvbox hex codes</text:p>
      <text:p text:style-name="Standard"><text:a xlink:type="simple" xlink:href="https://github.com/morhetz/gruvbox" text:style-name="Internet_20_link" text:visited-style-name="Visited_20_Internet_20_Link">https://github.com/morhetz/gruvbox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7</meta:editing-cycles>
    <meta:creation-date>2023-10-16T05:48:00</meta:creation-date>
    <dc:date>2024-01-12T16:42:13.268678877</dc:date>
    <meta:editing-duration>PT6M37S</meta:editing-duration>
    <meta:generator>LibreOffice/7.6.4.1$Linux_X86_64 LibreOffice_project/60$Build-1</meta:generator>
    <meta:document-statistic meta:table-count="0" meta:image-count="0" meta:object-count="0" meta:page-count="1" meta:paragraph-count="6" meta:word-count="15" meta:character-count="203" meta:non-whitespace-character-count="191"/>
    <meta:user-defined meta:name="AppVersion">16.0000</meta:user-defined>
    <meta:template xlink:type="simple" xlink:actuate="onRequest" xlink:title="Normal.dotm" xlink:href=""/>
  </office:meta>
</office:document-meta>
</file>